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5d9b"/>
    </style:style>
    <style:style style:name="P2" style:family="paragraph" style:parent-style-name="Standard">
      <style:text-properties fo:color="#c9211e" loext:opacity="100%" fo:font-weight="bold" officeooo:paragraph-rsid="001c5d9b" style:font-weight-asian="bold" style:font-weight-complex="bold"/>
    </style:style>
    <style:style style:name="P3" style:family="paragraph" style:parent-style-name="Standard">
      <style:text-properties fo:font-weight="bold" officeooo:paragraph-rsid="001c5d9b" style:font-weight-asian="bold" style:font-weight-complex="bold"/>
    </style:style>
    <style:style style:name="P4" style:family="paragraph" style:parent-style-name="Standard">
      <style:text-properties fo:font-weight="bold" officeooo:paragraph-rsid="001ddcd2" style:font-weight-asian="bold" style:font-weight-complex="bold"/>
    </style:style>
    <style:style style:name="P5" style:family="paragraph" style:parent-style-name="Standard">
      <style:text-properties fo:font-weight="bold" officeooo:rsid="001ee0b6" officeooo:paragraph-rsid="001ee0b6" style:font-weight-asian="bold" style:font-weight-complex="bold"/>
    </style:style>
    <style:style style:name="P6" style:family="paragraph" style:parent-style-name="Standard">
      <style:text-properties fo:font-weight="bold" officeooo:rsid="001ee0b6" officeooo:paragraph-rsid="0021c543" style:font-weight-asian="bold" style:font-weight-complex="bold"/>
    </style:style>
    <style:style style:name="P7" style:family="paragraph" style:parent-style-name="Standard">
      <style:text-properties fo:font-weight="normal" officeooo:rsid="001ee0b6" officeooo:paragraph-rsid="001ee0b6" style:font-weight-asian="normal" style:font-weight-complex="normal"/>
    </style:style>
    <style:style style:name="P8" style:family="paragraph" style:parent-style-name="Standard">
      <style:text-properties fo:font-weight="normal" officeooo:rsid="001ee0b6" officeooo:paragraph-rsid="0021d873" style:font-weight-asian="normal" style:font-weight-complex="normal"/>
    </style:style>
    <style:style style:name="P9" style:family="paragraph" style:parent-style-name="Standard">
      <style:text-properties officeooo:paragraph-rsid="001c5d9b"/>
    </style:style>
    <style:style style:name="P10" style:family="paragraph" style:parent-style-name="Standard">
      <style:text-properties fo:font-weight="bold" officeooo:rsid="001ee0b6" officeooo:paragraph-rsid="0021c543" style:font-weight-asian="bold" style:font-weight-complex="bold"/>
    </style:style>
    <style:style style:name="P11" style:family="paragraph" style:parent-style-name="Standard">
      <style:text-properties fo:font-weight="bold" officeooo:rsid="0022c712" officeooo:paragraph-rsid="0022c712" style:font-weight-asian="bold" style:font-weight-complex="bold"/>
    </style:style>
    <style:style style:name="P12" style:family="paragraph" style:parent-style-name="Standard">
      <style:text-properties fo:font-weight="bold" officeooo:rsid="00232a96" officeooo:paragraph-rsid="00232a96" style:font-weight-asian="bold" style:font-weight-complex="bold"/>
    </style:style>
    <style:style style:name="P13" style:family="paragraph" style:parent-style-name="Standard">
      <style:text-properties fo:font-weight="bold" officeooo:paragraph-rsid="001c5d9b" style:font-weight-asian="bold" style:font-weight-complex="bold"/>
    </style:style>
    <style:style style:name="T1" style:family="text">
      <style:text-properties officeooo:rsid="001ddcd2"/>
    </style:style>
    <style:style style:name="T2" style:family="text">
      <style:text-properties officeooo:rsid="0021c543"/>
    </style:style>
    <style:style style:name="T3" style:family="text">
      <style:text-properties officeooo:rsid="0021d873"/>
    </style:style>
    <style:style style:name="T4" style:family="text">
      <style:text-properties officeooo:rsid="0022c712"/>
    </style:style>
    <style:style style:name="T5" style:family="text">
      <style:text-properties officeooo:rsid="00232a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REGRAS PARA IDENTIFICADORES</text:p>
      <text:p text:style-name="P1"/>
      <text:p text:style-name="P2">Deve começar com uma letra</text:p>
      <text:p text:style-name="P2">Os próximos podem ser letras ou símbolos</text:p>
      <text:p text:style-name="P2">Não pode conter espaços em branco</text:p>
      <text:p text:style-name="P2">Não pode conter letras com acentos</text:p>
      <text:p text:style-name="P2">Não pode ser uma palavra reservada</text:p>
      <text:p text:style-name="P1"/>
      <text:p text:style-name="P3">//TIPOS PRIMITIVOS</text:p>
      <text:p text:style-name="P1"/>
      <text:p text:style-name="P1">Inteiro (1 3 -5 198 0)</text:p>
      <text:p text:style-name="P1">Real (0.5 5.0 9.8 -77.3 3.1415)</text:p>
      <text:p text:style-name="P1">Caractere ("Gustavo" Algoritmo" "123")</text:p>
      <text:p text:style-name="P1">Logico (Verdadeiro e falso)</text:p>
      <text:p text:style-name="P1"/>
      <text:p text:style-name="P3"><text:s/>// FUNÇÕES ARITMÉTICAS</text:p>
      <text:p text:style-name="P3"/>
      <text:p text:style-name="P1">Abs Valor Absoluto</text:p>
      <text:p text:style-name="P1">Exp Exponenciação</text:p>
      <text:p text:style-name="P1">Int Valor Inteiro</text:p>
      <text:p text:style-name="P1">RaizQ Raiz Quadrada</text:p>
      <text:p text:style-name="P1">Pi Retorna Pi</text:p>
      <text:p text:style-name="P1">Sen Seno (rad)</text:p>
      <text:p text:style-name="P1">Cos Cosseno (rad)</text:p>
      <text:p text:style-name="P1">Tan Tangente (rad)</text:p>
      <text:p text:style-name="P1">GraupRad Grau para Rad</text:p>
      <text:p text:style-name="P1"/>
      <text:p text:style-name="P3">// OPERADORES LÓGICOS</text:p>
      <text:p text:style-name="Standard"/>
      <text:p text:style-name="P1">Operador E</text:p>
      <text:p text:style-name="P1">Operador Ou</text:p>
      <text:p text:style-name="P1">Operador Não</text:p>
      <text:p text:style-name="P1"/>
      <text:p text:style-name="P3">// OPERADORES RELACIONAIS</text:p>
      <text:p text:style-name="P1"/>
      <text:p text:style-name="P1">&gt; Maior que</text:p>
      <text:p text:style-name="P1">&lt; Menor que</text:p>
      <text:p text:style-name="P1">&gt;= Maior ou igual a</text:p>
      <text:p text:style-name="P1">&lt;= Menos ou igual a</text:p>
      <text:p text:style-name="P1">= Igual</text:p>
      <text:p text:style-name="P1">&lt;&gt; Diferente 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// <text:span text:style-name="T1">ESTRUTURAS CONDICIONAIS</text:span></text:p>
      <text:p text:style-name="P4"/>
      <text:p text:style-name="P5">Condicional Simples</text:p>
      <text:p text:style-name="P7">Se () entao</text:p>
      <text:p text:style-name="P7">FimSe</text:p>
      <text:p text:style-name="P7"/>
      <text:p text:style-name="P8">Se () entao</text:p>
      <text:p text:style-name="P8">SeNao </text:p>
      <text:p text:style-name="P8"><text:s text:c="3"/><text:span text:style-name="T3">Se</text:span>() então</text:p>
      <text:p text:style-name="P8"><text:s text:c="3"/><text:span text:style-name="T3">SeNao</text:span></text:p>
      <text:p text:style-name="P8"><text:s text:c="3"/><text:span text:style-name="T3">FimSe</text:span></text:p>
      <text:p text:style-name="P8">FimSe</text:p>
      <text:p text:style-name="P5"/>
      <text:p text:style-name="P5">Condicional Composta</text:p>
      <text:p text:style-name="P7"/>
      <text:p text:style-name="P6">// <text:span text:style-name="T1">ESTRUTURAS CONDICIONAIS </text:span><text:span text:style-name="T2">P2</text:span></text:p>
      <text:p text:style-name="P6"/>
      <text:p text:style-name="P6"/>
      <text:p text:style-name="P6">// <text:span text:style-name="T4">CONHECIMENTO ADQUIRIDO NESSE CURSO</text:span> //</text:p>
      <text:p text:style-name="P6"/>
      <text:p text:style-name="P11">Nesse curso foi estudo os modelos de estruturas básicas de algoritmos como: funções, operadores e estruturas condicionais. </text:p>
      <text:p text:style-name="P11"/>
      <text:p text:style-name="P11">Um curso voltado para o Portugol utilizando o Vusualg e mesmo que um pouco desfazado traz uma ótima base, e com a didática do Guanabara você consegue entender bem alguns dos conhecimentos que serão essenciais para o meu aprendizado no futuro. Essa base que será utilizada como fundamentos para aprendizados de linguagens de programações futuras que aprenderei como: JavaScript, Python e Frameworks como React, Node JS, Angular, Jango e outros frameworks e bibliotecas de JS e python.</text:p>
      <text:p text:style-name="P11"/>
      <text:p text:style-name="P11">Foram feitos diversos exercícios práticos de criação de algorítimos básicos desde o tradicional “Olá, Mundo” <text:span text:style-name="T5">até alguns mais complexos como a criação de softwares de gerenciamento de documentos, notas escolares além de tabelas dinâmicas e com dados ajustáveis por condicionais</text:span></text:p>
      <text:p text:style-name="P11"/>
      <text:p text:style-name="P12">Alguns aprendizados do curso: </text:p>
      <text:p text:style-name="P12"/>
      <text:p text:style-name="P12">TIPOS PRIMITIVOS</text:p>
      <text:p text:style-name="P12">FUNÇÕES ARITMÉTICAS</text:p>
      <text:p text:style-name="P12">OPERADORES LÓGICOS</text:p>
      <text:p text:style-name="P12">OPERADORES RELACIONAIS</text:p>
      <text:p text:style-name="P12"><text:span text:style-name="T1">ESTRUTURAS CONDICIONAI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00:46:20.689000000</dc:date>
    <meta:editing-duration>PT1H58M36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4" meta:word-count="297" meta:character-count="1883" meta:non-whitespace-character-count="1627"/>
  </office:meta>
</office:document-meta>
</file>